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A0000010B2C2A62A32FD32764.png" manifest:media-type="image/png"/>
  <manifest:file-entry manifest:full-path="Pictures/10000000000001CD0000011C4064DB65479C9FFE.png" manifest:media-type="image/png"/>
  <manifest:file-entry manifest:full-path="Pictures/10000000000001B40000013666AE5FEC26AC9DFA.png" manifest:media-type="image/png"/>
  <manifest:file-entry manifest:full-path="Pictures/10000000000001D400000153D77F4071EC2AAD9C.png" manifest:media-type="image/png"/>
  <manifest:file-entry manifest:full-path="Pictures/10000000000001AC0000012CB26A6DE9E0E4661E.png" manifest:media-type="image/png"/>
  <manifest:file-entry manifest:full-path="Pictures/10000000000001910000015D460D41991718BA58.png" manifest:media-type="image/png"/>
  <manifest:file-entry manifest:full-path="Pictures/10000000000001C7000001522757F5E9ED1A44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38dd" officeooo:paragraph-rsid="001a38dd" style:font-weight-asian="normal" style:font-weight-complex="normal"/>
    </style:style>
    <style:style style:name="P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9841" officeooo:paragraph-rsid="001f9841" style:font-weight-asian="normal" style:font-weight-complex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officeooo:rsid="000e1bbc" officeooo:paragraph-rsid="000e1bbc"/>
    </style:style>
    <style:style style:name="P9" style:family="paragraph" style:parent-style-name="Standard">
      <style:text-properties style:font-name="Arial" officeooo:rsid="000f85d3" officeooo:paragraph-rsid="000f85d3"/>
    </style:style>
    <style:style style:name="P10" style:family="paragraph" style:parent-style-name="Standard">
      <style:text-properties style:font-name="Arial" officeooo:rsid="00103d26" officeooo:paragraph-rsid="00103d26"/>
    </style:style>
    <style:style style:name="P11" style:family="paragraph" style:parent-style-name="Standard">
      <style:text-properties style:font-name="Arial" officeooo:paragraph-rsid="00103d26"/>
    </style:style>
    <style:style style:name="P12" style:family="paragraph" style:parent-style-name="Standard">
      <style:text-properties style:font-name="Arial" officeooo:rsid="00120c3a" officeooo:paragraph-rsid="00120c3a"/>
    </style:style>
    <style:style style:name="P13" style:family="paragraph" style:parent-style-name="Standard">
      <style:text-properties style:font-name="Arial" officeooo:rsid="0012dd4b" officeooo:paragraph-rsid="0012dd4b"/>
    </style:style>
    <style:style style:name="P14" style:family="paragraph" style:parent-style-name="Standard">
      <style:text-properties style:font-name="Arial" officeooo:rsid="00140e11" officeooo:paragraph-rsid="00140e11"/>
    </style:style>
    <style:style style:name="P15" style:family="paragraph" style:parent-style-name="Standard">
      <style:text-properties style:font-name="Arial" officeooo:rsid="00156079" officeooo:paragraph-rsid="00156079"/>
    </style:style>
    <style:style style:name="P16" style:family="paragraph" style:parent-style-name="Standard">
      <style:text-properties style:font-name="Arial" fo:font-weight="bold" officeooo:rsid="00120c3a" officeooo:paragraph-rsid="00120c3a" style:font-weight-asian="bold" style:font-weight-complex="bold"/>
    </style:style>
    <style:style style:name="P17" style:family="paragraph" style:parent-style-name="Standard">
      <style:text-properties style:font-name="Arial" fo:font-weight="bold" officeooo:rsid="00110127" officeooo:paragraph-rsid="00110127" style:font-weight-asian="bold" style:font-weight-complex="bold"/>
    </style:style>
    <style:style style:name="P18" style:family="paragraph" style:parent-style-name="Standard">
      <style:text-properties style:font-name="Arial" fo:font-weight="bold" officeooo:rsid="000e1bbc" officeooo:paragraph-rsid="000e1bbc" style:font-weight-asian="bold" style:font-weight-complex="bold"/>
    </style:style>
    <style:style style:name="P19" style:family="paragraph" style:parent-style-name="Standard">
      <style:text-properties style:font-name="Arial" fo:font-weight="bold" officeooo:rsid="0016e386" officeooo:paragraph-rsid="0016e386" style:font-weight-asian="bold" style:font-weight-complex="bold"/>
    </style:style>
    <style:style style:name="P20" style:family="paragraph" style:parent-style-name="Standard">
      <style:text-properties style:font-name="Arial" fo:font-weight="bold" officeooo:rsid="001a38dd" officeooo:paragraph-rsid="001a38dd" style:font-weight-asian="bold" style:font-weight-complex="bold"/>
    </style:style>
    <style:style style:name="P21" style:family="paragraph" style:parent-style-name="Standard">
      <style:text-properties style:font-name="Arial" fo:font-weight="bold" officeooo:rsid="001f9841" officeooo:paragraph-rsid="001f9841" style:font-weight-asian="bold" style:font-weight-complex="bold"/>
    </style:style>
    <style:style style:name="P22" style:family="paragraph" style:parent-style-name="Standard">
      <style:text-properties style:font-name="Arial" fo:font-weight="bold" officeooo:rsid="0021eeaf" officeooo:paragraph-rsid="0021eeaf" style:font-weight-asian="bold" style:font-weight-complex="bold"/>
    </style:style>
    <style:style style:name="P23" style:family="paragraph" style:parent-style-name="Standard">
      <style:text-properties style:font-name="Arial" fo:font-weight="bold" officeooo:rsid="0022fe20" officeooo:paragraph-rsid="0022fe20" style:font-weight-asian="bold" style:font-weight-complex="bold"/>
    </style:style>
    <style:style style:name="P24" style:family="paragraph" style:parent-style-name="Standard">
      <style:text-properties style:font-name="Arial" fo:font-weight="bold" officeooo:rsid="002360be" officeooo:paragraph-rsid="002360be" style:font-weight-asian="bold" style:font-weight-complex="bold"/>
    </style:style>
    <style:style style:name="P25" style:family="paragraph" style:parent-style-name="Standard">
      <style:text-properties style:font-name="Arial" fo:font-weight="normal" officeooo:rsid="0016e386" officeooo:paragraph-rsid="0016e386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9c9a6" officeooo:paragraph-rsid="0019c9a6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a38dd" officeooo:paragraph-rsid="001a38dd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dc7ca" officeooo:paragraph-rsid="001dc7ca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dc7ca" officeooo:paragraph-rsid="001ea648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f8749" officeooo:paragraph-rsid="001f8749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1f9841" officeooo:paragraph-rsid="001f9841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214177" officeooo:paragraph-rsid="00214177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2191ff" officeooo:paragraph-rsid="001f9841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21eeaf" officeooo:paragraph-rsid="0021eeaf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22d925" officeooo:paragraph-rsid="0022d925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22fe20" officeooo:paragraph-rsid="0022fe20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22fe20" officeooo:paragraph-rsid="002360be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2360be" officeooo:paragraph-rsid="002360be" style:font-weight-asian="normal" style:font-weight-complex="normal"/>
    </style:style>
    <style:style style:name="P40" style:family="paragraph" style:parent-style-name="Standard">
      <style:text-properties style:font-name="Arial" officeooo:paragraph-rsid="001a38dd"/>
    </style:style>
    <style:style style:name="P41" style:family="paragraph" style:parent-style-name="Standard">
      <style:text-properties officeooo:paragraph-rsid="0019c9a6"/>
    </style:style>
    <style:style style:name="P42" style:family="paragraph" style:parent-style-name="Standard">
      <style:text-properties officeooo:paragraph-rsid="002360be"/>
    </style:style>
    <style:style style:name="P43" style:family="paragraph" style:parent-style-name="Standard">
      <style:paragraph-properties fo:break-before="page"/>
      <style:text-properties style:font-name="Arial" fo:font-weight="bold" officeooo:rsid="000f85d3" officeooo:paragraph-rsid="000f85d3" style:font-weight-asian="bold" style:font-weight-complex="bold"/>
    </style:style>
    <style:style style:name="P44" style:family="paragraph" style:parent-style-name="Standard">
      <style:text-properties officeooo:rsid="002360be" officeooo:paragraph-rsid="002360be"/>
    </style:style>
    <style:style style:name="P45" style:family="paragraph" style:parent-style-name="Standard">
      <style:text-properties officeooo:rsid="002728af" officeooo:paragraph-rsid="002728af"/>
    </style:style>
    <style:style style:name="P46" style:family="paragraph" style:parent-style-name="Standard">
      <style:text-properties officeooo:rsid="002916d2" officeooo:paragraph-rsid="002916d2"/>
    </style:style>
    <style:style style:name="P47" style:family="paragraph" style:parent-style-name="Standard">
      <style:text-properties officeooo:rsid="0029eab4" officeooo:paragraph-rsid="0029eab4"/>
    </style:style>
    <style:style style:name="T1" style:family="text">
      <style:text-properties officeooo:rsid="00103d26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dd4b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officeooo:rsid="0019c9a6"/>
    </style:style>
    <style:style style:name="T6" style:family="text">
      <style:text-properties style:font-name="Arial" fo:font-weight="normal" officeooo:rsid="0019c9a6" style:font-weight-asian="normal" style:font-weight-complex="normal"/>
    </style:style>
    <style:style style:name="T7" style:family="text">
      <style:text-properties style:font-name="Arial" fo:font-weight="normal" officeooo:rsid="002360be" style:font-weight-asian="normal" style:font-weight-complex="normal"/>
    </style:style>
    <style:style style:name="T8" style:family="text">
      <style:text-properties officeooo:rsid="001a27ed"/>
    </style:style>
    <style:style style:name="T9" style:family="text">
      <style:text-properties officeooo:rsid="001ea64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91f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8"/>
      <text:p text:style-name="P8"/>
      <text:p text:style-name="P18">7K samples</text:p>
      <text:p text:style-name="P7"/>
      <text:p text:style-name="P8">inputs = layers.Input(shape=(FFT_BINS,WINDOW_SIZE,2)) # Full window</text:p>
      <text:p text:style-name="P8">input_slice = layers.Input(shape=(FFT_BINS,1,2)) # Just the center row that we're trying to predict</text:p>
      <text:p text:style-name="P8">conv1 = layers.Conv2D(32, kernel_size=2, activation='relu', padding='valid', </text:p>
      <text:p text:style-name="P8"><text:s text:c="22"/>input_shape=[FFT_BINS,WINDOW_SIZE,2])(inputs)</text:p>
      <text:p text:style-name="P8">pool1 = layers.MaxPooling2D(pool_size=(2,2), strides=(2,2))(conv1)</text:p>
      <text:p text:style-name="P8">conv2 = layers.Conv2D(32, kernel_size=2, activation='relu')(pool1) </text:p>
      <text:p text:style-name="P8">pool2 = layers.MaxPooling2D(pool_size=(2,2), strides=(2,2))(conv2)</text:p>
      <text:p text:style-name="P8">conv3 = layers.Conv2D(16, kernel_size=1, activation='relu')(pool2) # Seems like making this too big causes OOM</text:p>
      <text:p text:style-name="P8">flat = layers.Flatten()(conv3)</text:p>
      <text:p text:style-name="P8">dense0 = layers.Dense(2000, activation='relu')(flat)</text:p>
      <text:p text:style-name="P8">dense1 = layers.Dense(1500, activation='relu')(dense0)</text:p>
      <text:p text:style-name="P8">dense2 = layers.Dense(500, activation='relu')(dense1)</text:p>
      <text:p text:style-name="P8">flat_in = layers.Flatten()(input_slice)</text:p>
      <text:p text:style-name="P8">merged = layers.concatenate([dense2, flat_in])</text:p>
      <text:p text:style-name="P8">outputs = layers.Dense(2*FFT_BINS, activation='linear')(merged)</text:p>
      <text:p text:style-name="P8"/>
      <text:p text:style-name="P8">model = keras.models.Model(inputs=[inputs,input_slice], outputs=outputs)</text:p>
      <text:p text:style-name="P8"/>
      <text:p text:style-name="P8">model.compile(optimizer='Adam', loss='mse')</text:p>
      <text:p text:style-name="P7"/>
      <text:p text:style-name="P7"><draw:frame draw:style-name="fr1" draw:name="Image1" text:anchor-type="paragraph" svg:width="4.2709in" svg:height="2.7811in" draw:z-index="0"><draw:image xlink:href="Pictures/100000000000019A0000010B2C2A62A32FD3276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43">Same network with 27K samples (250 clips)</text:p>
      <text:p text:style-name="P9"/>
      <text:p text:style-name="P11"><text:span text:style-name="T1">validation loss mean = </text:span><text:span text:style-name="T2">0.176</text:span></text:p>
      <text:p text:style-name="P10"/>
      <text:p text:style-name="P9"/>
      <text:p text:style-name="P9"/>
      <text:p text:style-name="P9"/>
      <text:p text:style-name="P9"><draw:frame draw:style-name="fr2" draw:name="Image2" text:anchor-type="paragraph" svg:width="4.802in" svg:height="2.9583in" draw:z-index="1"><draw:image xlink:href="Pictures/10000000000001CD0000011C4064DB65479C9FF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Tried out Nadam – everything else the same, worse results</text:p>
      <text:p text:style-name="P9"/>
      <text:p text:style-name="P9"><draw:frame draw:style-name="fr2" draw:name="Image3" text:anchor-type="paragraph" svg:width="4.5417in" svg:height="3.2291in" draw:z-index="2"><draw:image xlink:href="Pictures/10000000000001B40000013666AE5FEC26AC9DF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Trying much simplified network (and back to Adam)</text:p>
      <text:p text:style-name="P12"/>
      <text:p text:style-name="P12">inputs = layers.Input(shape=(FFT_BINS,WINDOW_SIZE,2)) # Full window</text:p>
      <text:p text:style-name="P12"><text:soft-page-break/>input_slice = layers.Input(shape=(FFT_BINS,1,2)) # Just the center row that we're trying to predict</text:p>
      <text:p text:style-name="P12">conv1 = layers.Conv2D(<text:span text:style-name="T3">16</text:span>, kernel_size=2, activation='relu', padding='valid', </text:p>
      <text:p text:style-name="P12"><text:s text:c="22"/>input_shape=[FFT_BINS,WINDOW_SIZE,2])(inputs)</text:p>
      <text:p text:style-name="P13">pool1 = layers.MaxPooling2D(pool_size=(2,2), strides=(2,2))(conv1)</text:p>
      <text:p text:style-name="P12">flat = layers.Flatten()(<text:span text:style-name="T3">pool</text:span>1)</text:p>
      <text:p text:style-name="P12">dense0 = layers.Dense(<text:span text:style-name="T3">1</text:span>000, activation='relu')(flat)</text:p>
      <text:p text:style-name="P12">dense2 = layers.Dense(500, activation='relu')(dense0)</text:p>
      <text:p text:style-name="P12">flat_in = layers.Flatten()(input_slice)</text:p>
      <text:p text:style-name="P12">merged = layers.concatenate([dense2, flat_in])</text:p>
      <text:p text:style-name="P12">outputs = layers.Dense(2*FFT_BINS, activation='linear')(merged)</text:p>
      <text:p text:style-name="P12"/>
      <text:p text:style-name="P12">model = keras.models.Model(inputs=[inputs,input_slice], outputs=outputs)</text:p>
      <text:p text:style-name="P12"/>
      <text:p text:style-name="P12">model.compile(optimizer='Adam', loss='mse')</text:p>
      <text:p text:style-name="P12"/>
      <text:p text:style-name="P12"><draw:frame draw:style-name="fr2" draw:name="Image4" text:anchor-type="paragraph" svg:width="4.4583in" svg:height="3.1252in" draw:z-index="3"><draw:image xlink:href="Pictures/10000000000001AC0000012CB26A6DE9E0E4661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Works about the same as the much more complex one.</text:p>
      <text:p text:style-name="P15">Audio is a bit noisy but also slightly cleaner</text:p>
      <text:p text:style-name="P15"/>
      <text:p text:style-name="P15"/>
      <text:p text:style-name="P19"><text:span text:style-name="T5">21 wide frames and s</text:span>maller first dense layer <text:span text:style-name="T5">to avoid OOM, plus </text:span>extra conv2d</text:p>
      <text:p text:style-name="P19"/>
      <text:p text:style-name="P1">Layer (type) <text:s text:c="19"/>Output Shape <text:s text:c="8"/>Param # <text:s text:c="4"/>Connected to <text:s text:c="20"/></text:p>
      <text:p text:style-name="P5">==================================================================================================</text:p>
      <text:p text:style-name="P5">input_5 (InputLayer) <text:s text:c="11"/>(None, 1025, 21, 2) <text:s/>0 <text:s text:c="43"/></text:p>
      <text:p text:style-name="P5">__________________________________________________________________________________________________</text:p>
      <text:p text:style-name="P5">conv2d_7 (Conv2D) <text:s text:c="14"/>(None, 1023, 19, 32) 608 <text:s text:c="8"/>input_5[0][0] <text:s text:c="19"/></text:p>
      <text:p text:style-name="P5">__________________________________________________________________________________________________</text:p>
      <text:p text:style-name="P5">max_pooling2d_5 (MaxPooling2D) <text:s/>(None, 511, 9, 32) <text:s text:c="2"/>0 <text:s text:c="10"/>conv2d_7[0][0] <text:s text:c="18"/></text:p>
      <text:p text:style-name="P5">__________________________________________________________________________________________________</text:p>
      <text:p text:style-name="P5">conv2d_8 (Conv2D) <text:s text:c="14"/>(None, 510, 8, 32) <text:s text:c="2"/>4128 <text:s text:c="7"/>max_pooling2d_5[0][0] <text:s text:c="11"/></text:p>
      <text:p text:style-name="P5">__________________________________________________________________________________________________</text:p>
      <text:p text:style-name="P5">max_pooling2d_6 (MaxPooling2D) <text:s/>(None, 255, 4, 32) <text:s text:c="2"/>0 <text:s text:c="10"/>conv2d_8[0][0] <text:s text:c="18"/></text:p>
      <text:p text:style-name="P5"><text:soft-page-break/>__________________________________________________________________________________________________</text:p>
      <text:p text:style-name="P5">conv2d_9 (Conv2D) <text:s text:c="14"/>(None, 255, 4, 16) <text:s text:c="2"/>528 <text:s text:c="8"/>max_pooling2d_6[0][0] <text:s text:c="11"/></text:p>
      <text:p text:style-name="P5">__________________________________________________________________________________________________</text:p>
      <text:p text:style-name="P5">flatten_5 (Flatten) <text:s text:c="12"/>(None, 16320) <text:s text:c="7"/>0 <text:s text:c="10"/>conv2d_9[0][0] <text:s text:c="18"/></text:p>
      <text:p text:style-name="P5">__________________________________________________________________________________________________</text:p>
      <text:p text:style-name="P5">dense_9 (Dense) <text:s text:c="16"/>(None, 500) <text:s text:c="9"/>8160500 <text:s text:c="4"/>flatten_5[0][0] <text:s text:c="17"/></text:p>
      <text:p text:style-name="P5">__________________________________________________________________________________________________</text:p>
      <text:p text:style-name="P5">dense_10 (Dense) <text:s text:c="15"/>(None, 1500) <text:s text:c="8"/>751500 <text:s text:c="5"/>dense_9[0][0] <text:s text:c="19"/></text:p>
      <text:p text:style-name="P5">__________________________________________________________________________________________________</text:p>
      <text:p text:style-name="P5">input_6 (InputLayer) <text:s text:c="11"/>(None, 1025, 1, 2) <text:s text:c="2"/>0 <text:s text:c="43"/></text:p>
      <text:p text:style-name="P5">__________________________________________________________________________________________________</text:p>
      <text:p text:style-name="P5">dense_11 (Dense) <text:s text:c="15"/>(None, 500) <text:s text:c="9"/>750500 <text:s text:c="5"/>dense_10[0][0] <text:s text:c="18"/></text:p>
      <text:p text:style-name="P5">__________________________________________________________________________________________________</text:p>
      <text:p text:style-name="P5">flatten_6 (Flatten) <text:s text:c="12"/>(None, 2050) <text:s text:c="8"/>0 <text:s text:c="10"/>input_6[0][0] <text:s text:c="19"/></text:p>
      <text:p text:style-name="P5">__________________________________________________________________________________________________</text:p>
      <text:p text:style-name="P5">concatenate_3 (Concatenate) <text:s text:c="4"/>(None, 2550) <text:s text:c="8"/>0 <text:s text:c="10"/>dense_11[0][0] <text:s text:c="18"/></text:p>
      <text:p text:style-name="P6"><text:s text:c="65"/><text:span text:style-name="T4">flatten_6[0][0] <text:s text:c="17"/></text:span></text:p>
      <text:p text:style-name="P5">__________________________________________________________________________________________________</text:p>
      <text:p text:style-name="P5">dense_12 (Dense) <text:s text:c="15"/>(None, 2050) <text:s text:c="8"/>5229550 <text:s text:c="4"/>concatenate_3[0][0] <text:s text:c="13"/></text:p>
      <text:p text:style-name="P5">==================================================================================================</text:p>
      <text:p text:style-name="P5">Total params: 14,897,314</text:p>
      <text:p text:style-name="P5">Trainable params: 14,897,314</text:p>
      <text:p text:style-name="P5">Non-trainable params: 0</text:p>
      <text:p text:style-name="P19"/>
      <text:p text:style-name="P19"/>
      <text:p text:style-name="P2">Validation loss mean 5+ epochs 1.996</text:p>
      <text:p text:style-name="P5">Clips <text:s/>28391</text:p>
      <text:p text:style-name="P25"/>
      <text:p text:style-name="P25">Much worse!</text:p>
      <text:p text:style-name="P41"><text:span text:style-name="T6">Not sure what the problem was… so tweaked model to copy more from this article on audio source separation </text:span><text:a xlink:type="simple" xlink:href="https://towardsdatascience.com/audio-ai-isolating-vocals-from-stereo-music-using-convolutional-neural-networks-210532383785" text:style-name="Internet_20_link" text:visited-style-name="Visited_20_Internet_20_Link">https://towardsdatascience.com/audio-ai-isolating-vocals-from-stereo-music-using-convolutional-neural-networks-210532383785</text:a> <text:s/></text:p>
      <text:p text:style-name="P25"/>
      <text:p text:style-name="P26">Which means more convolutions, pooling, and 25 wide frames</text:p>
      <text:p text:style-name="P26">Trying out non-square kernels for convolutions to shrink in ‘bins’ direction more as we do convolutions and pooling </text:p>
      <text:p text:style-name="P26"/>
      <text:p text:style-name="P26">Article <text:span text:style-name="T8">has many fewer bins and only uses real part?</text:span></text:p>
      <text:p text:style-name="P26"/>
      <text:p text:style-name="P26"/>
      <text:p text:style-name="P25"/>
      <text:p text:style-name="P20">Switch to cqt</text:p>
      <text:p text:style-name="P27"/>
      <text:p text:style-name="P3">__________________________________________________________________________________________________</text:p>
      <text:p text:style-name="P5">Layer (type) <text:s text:c="19"/>Output Shape <text:s text:c="8"/>Param # <text:s text:c="4"/>Connected to <text:s text:c="20"/></text:p>
      <text:p text:style-name="P5">==================================================================================================</text:p>
      <text:p text:style-name="P5">input_1 (InputLayer) <text:s text:c="11"/>(None, 768, 25, 2) <text:s text:c="2"/>0 <text:s text:c="43"/></text:p>
      <text:p text:style-name="P5">__________________________________________________________________________________________________</text:p>
      <text:p text:style-name="P5">conv2d_1 (Conv2D) <text:s text:c="14"/>(None, 764, 23, 32) <text:s/>992 <text:s text:c="8"/>input_1[0][0] <text:s text:c="19"/></text:p>
      <text:p text:style-name="P5">__________________________________________________________________________________________________</text:p>
      <text:p text:style-name="P5">conv2d_2 (Conv2D) <text:s text:c="14"/>(None, 760, 21, 32) <text:s/>15392 <text:s text:c="6"/>conv2d_1[0][0] <text:s text:c="18"/></text:p>
      <text:p text:style-name="P5">__________________________________________________________________________________________________</text:p>
      <text:p text:style-name="P5">max_pooling2d_1 (MaxPooling2D) <text:s/>(None, 253, 7, 32) <text:s text:c="2"/>0 <text:s text:c="10"/>conv2d_2[0][0] <text:s text:c="18"/></text:p>
      <text:p text:style-name="P5">__________________________________________________________________________________________________</text:p>
      <text:p text:style-name="P5">conv2d_3 (Conv2D) <text:s text:c="14"/>(None, 249, 5, 32) <text:s text:c="2"/>15392 <text:s text:c="6"/>max_pooling2d_1[0][0] <text:s text:c="11"/></text:p>
      <text:p text:style-name="P5">__________________________________________________________________________________________________</text:p>
      <text:p text:style-name="P5"><text:soft-page-break/>max_pooling2d_2 (MaxPooling2D) <text:s/>(None, 124, 2, 32) <text:s text:c="2"/>0 <text:s text:c="10"/>conv2d_3[0][0] <text:s text:c="18"/></text:p>
      <text:p text:style-name="P5">__________________________________________________________________________________________________</text:p>
      <text:p text:style-name="P5">conv2d_4 (Conv2D) <text:s text:c="14"/>(None, 124, 2, 16) <text:s text:c="2"/>528 <text:s text:c="8"/>max_pooling2d_2[0][0] <text:s text:c="11"/></text:p>
      <text:p text:style-name="P5">__________________________________________________________________________________________________</text:p>
      <text:p text:style-name="P5">flatten_1 (Flatten) <text:s text:c="12"/>(None, 3968) <text:s text:c="8"/>0 <text:s text:c="10"/>conv2d_4[0][0] <text:s text:c="18"/></text:p>
      <text:p text:style-name="P5">__________________________________________________________________________________________________</text:p>
      <text:p text:style-name="P5">dense_1 (Dense) <text:s text:c="16"/>(None, 1500) <text:s text:c="8"/>5953500 <text:s text:c="4"/>flatten_1[0][0] <text:s text:c="17"/></text:p>
      <text:p text:style-name="P5">__________________________________________________________________________________________________</text:p>
      <text:p text:style-name="P5">dense_2 (Dense) <text:s text:c="16"/>(None, 1500) <text:s text:c="8"/>2251500 <text:s text:c="4"/>dense_1[0][0] <text:s text:c="19"/></text:p>
      <text:p text:style-name="P5">__________________________________________________________________________________________________</text:p>
      <text:p text:style-name="P5">input_2 (InputLayer) <text:s text:c="11"/>(None, 768, 1, 2) <text:s text:c="3"/>0 <text:s text:c="43"/></text:p>
      <text:p text:style-name="P5">__________________________________________________________________________________________________</text:p>
      <text:p text:style-name="P5">dense_3 (Dense) <text:s text:c="16"/>(None, 500) <text:s text:c="9"/>750500 <text:s text:c="5"/>dense_2[0][0] <text:s text:c="19"/></text:p>
      <text:p text:style-name="P5">__________________________________________________________________________________________________</text:p>
      <text:p text:style-name="P5">flatten_2 (Flatten) <text:s text:c="12"/>(None, 1536) <text:s text:c="8"/>0 <text:s text:c="10"/>input_2[0][0] <text:s text:c="19"/></text:p>
      <text:p text:style-name="P5">__________________________________________________________________________________________________</text:p>
      <text:p text:style-name="P5">concatenate_1 (Concatenate) <text:s text:c="4"/>(None, 2036) <text:s text:c="8"/>0 <text:s text:c="10"/>dense_3[0][0] <text:s text:c="19"/></text:p>
      <text:p text:style-name="P6"><text:s text:c="65"/><text:span text:style-name="T4">flatten_2[0][0] <text:s text:c="17"/></text:span></text:p>
      <text:p text:style-name="P5">__________________________________________________________________________________________________</text:p>
      <text:p text:style-name="P5">dense_4 (Dense) <text:s text:c="16"/>(None, 1536) <text:s text:c="8"/>3128832 <text:s text:c="4"/>concatenate_1[0][0] <text:s text:c="13"/></text:p>
      <text:p text:style-name="P5">==================================================================================================</text:p>
      <text:p text:style-name="P5">Total params: 12,116,636</text:p>
      <text:p text:style-name="P5">Trainable params: 12,116,636</text:p>
      <text:p text:style-name="P5">Non-trainable params: 0</text:p>
      <text:p text:style-name="P27"/>
      <text:p text:style-name="P27"/>
      <text:p text:style-name="P28">Very low errors and verification errors, but round trip audio was terrible</text:p>
      <text:p text:style-name="P28"/>
      <text:p text:style-name="P28">Tried ‘clean to clean’, got virtually zero errors, and still terrible audio.</text:p>
      <text:p text:style-name="P28"/>
      <text:p text:style-name="P29">Checked that the errors are very small, but still make a very perceptible difference.</text:p>
      <text:p text:style-name="P29"/>
      <text:p text:style-name="P29"/>
      <text:p text:style-name="P29">Trying damping out small non-zeros, since problem seems to be small noise all over the place, <text:span text:style-name="T9">but still sounds bad (obviously still has small errors).</text:span></text:p>
      <text:p text:style-name="P30"/>
      <text:p text:style-name="P29">Also added ‘high pass filter’ by zeroing out bottom octave (since I can’t set fmin higher).</text:p>
      <text:p text:style-name="P29"/>
      <text:p text:style-name="P29"/>
      <text:p text:style-name="P29"/>
      <text:p text:style-name="P31">Back to regular STFT – but with fewer bins – round trip now sounds perfectly fine, even training for a few seconds on 10 clips!!</text:p>
      <text:p text:style-name="P29"/>
      <text:p text:style-name="P29"/>
      <text:p text:style-name="P28"/>
      <text:p text:style-name="P21">STFT, 513 bins, NN learns magnitude, mapped onto phase of noisy clip to create cleaned one</text:p>
      <text:p text:style-name="P32"/>
      <text:p text:style-name="P32">Corresponds to checkin b47f6c47699a8d8a39d7a8aefa5888675c93e63a</text:p>
      <text:p text:style-name="P4">__________________________________________________________________________________________________</text:p>
      <text:p text:style-name="P5">Layer (type) <text:s text:c="19"/>Output Shape <text:s text:c="8"/>Param # <text:s text:c="4"/>Connected to <text:s text:c="20"/></text:p>
      <text:p text:style-name="P5">==================================================================================================</text:p>
      <text:p text:style-name="P5">input_3 (InputLayer) <text:s text:c="11"/>(None, 513, 25, 1) <text:s text:c="2"/>0 <text:s text:c="43"/></text:p>
      <text:p text:style-name="P5"><text:soft-page-break/>__________________________________________________________________________________________________</text:p>
      <text:p text:style-name="P5">conv2d_5 (Conv2D) <text:s text:c="14"/>(None, 509, 23, 32) <text:s/>512 <text:s text:c="8"/>input_3[0][0] <text:s text:c="19"/></text:p>
      <text:p text:style-name="P5">__________________________________________________________________________________________________</text:p>
      <text:p text:style-name="P5">conv2d_6 (Conv2D) <text:s text:c="14"/>(None, 505, 21, 32) <text:s/>15392 <text:s text:c="6"/>conv2d_5[0][0] <text:s text:c="18"/></text:p>
      <text:p text:style-name="P5">__________________________________________________________________________________________________</text:p>
      <text:p text:style-name="P5">max_pooling2d_3 (MaxPooling2D) <text:s/>(None, 168, 7, 32) <text:s text:c="2"/>0 <text:s text:c="10"/>conv2d_6[0][0] <text:s text:c="18"/></text:p>
      <text:p text:style-name="P5">__________________________________________________________________________________________________</text:p>
      <text:p text:style-name="P5">conv2d_7 (Conv2D) <text:s text:c="14"/>(None, 164, 5, 32) <text:s text:c="2"/>15392 <text:s text:c="6"/>max_pooling2d_3[0][0] <text:s text:c="11"/></text:p>
      <text:p text:style-name="P5">__________________________________________________________________________________________________</text:p>
      <text:p text:style-name="P5">max_pooling2d_4 (MaxPooling2D) <text:s/>(None, 82, 2, 32) <text:s text:c="3"/>0 <text:s text:c="10"/>conv2d_7[0][0] <text:s text:c="18"/></text:p>
      <text:p text:style-name="P5">__________________________________________________________________________________________________</text:p>
      <text:p text:style-name="P5">conv2d_8 (Conv2D) <text:s text:c="14"/>(None, 82, 2, 32) <text:s text:c="3"/>1056 <text:s text:c="7"/>max_pooling2d_4[0][0] <text:s text:c="11"/></text:p>
      <text:p text:style-name="P5">__________________________________________________________________________________________________</text:p>
      <text:p text:style-name="P5">flatten_3 (Flatten) <text:s text:c="12"/>(None, 5248) <text:s text:c="8"/>0 <text:s text:c="10"/>conv2d_8[0][0] <text:s text:c="18"/></text:p>
      <text:p text:style-name="P5">__________________________________________________________________________________________________</text:p>
      <text:p text:style-name="P5">dense_5 (Dense) <text:s text:c="16"/>(None, 1000) <text:s text:c="8"/>5249000 <text:s text:c="4"/>flatten_3[0][0] <text:s text:c="17"/></text:p>
      <text:p text:style-name="P5">__________________________________________________________________________________________________</text:p>
      <text:p text:style-name="P5">dense_6 (Dense) <text:s text:c="16"/>(None, 750) <text:s text:c="9"/>750750 <text:s text:c="5"/>dense_5[0][0] <text:s text:c="19"/></text:p>
      <text:p text:style-name="P5">__________________________________________________________________________________________________</text:p>
      <text:p text:style-name="P5">input_4 (InputLayer) <text:s text:c="11"/>(None, 513, 1, 1) <text:s text:c="3"/>0 <text:s text:c="43"/></text:p>
      <text:p text:style-name="P5">__________________________________________________________________________________________________</text:p>
      <text:p text:style-name="P5">dense_7 (Dense) <text:s text:c="16"/>(None, 500) <text:s text:c="9"/>375500 <text:s text:c="5"/>dense_6[0][0] <text:s text:c="19"/></text:p>
      <text:p text:style-name="P5">__________________________________________________________________________________________________</text:p>
      <text:p text:style-name="P5">flatten_4 (Flatten) <text:s text:c="12"/>(None, 513) <text:s text:c="9"/>0 <text:s text:c="10"/>input_4[0][0] <text:s text:c="19"/></text:p>
      <text:p text:style-name="P5">__________________________________________________________________________________________________</text:p>
      <text:p text:style-name="P5">concatenate_2 (Concatenate) <text:s text:c="4"/>(None, 1013) <text:s text:c="8"/>0 <text:s text:c="10"/>dense_7[0][0] <text:s text:c="19"/></text:p>
      <text:p text:style-name="P6"><text:s text:c="65"/><text:span text:style-name="T4">flatten_4[0][0] <text:s text:c="17"/></text:span></text:p>
      <text:p text:style-name="P5">__________________________________________________________________________________________________</text:p>
      <text:p text:style-name="P5">dense_8 (Dense) <text:s text:c="16"/>(None, 513) <text:s text:c="9"/>520182 <text:s text:c="5"/>concatenate_2[0][0] <text:s text:c="13"/></text:p>
      <text:p text:style-name="P5">==================================================================================================</text:p>
      <text:p text:style-name="P5">Total params: 6,927,784</text:p>
      <text:p text:style-name="P5">Trainable params: 6,927,784</text:p>
      <text:p text:style-name="P32"/>
      <text:p text:style-name="P32"/>
      <text:p text:style-name="P32"><draw:frame draw:style-name="fr2" draw:name="Image5" text:anchor-type="paragraph" svg:width="4.1772in" svg:height="3.6354in" draw:z-index="4"><draw:image xlink:href="Pictures/10000000000001910000015D460D41991718BA58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Clips is actually frames</text:p>
      <text:p text:style-name="P32"><text:soft-page-break/></text:p>
      <text:p text:style-name="P21"><text:span text:style-name="T10">Can see that although training error continues to go down, verification error gets stuck early. <text:s/></text:span><text:span text:style-name="T11">Need more training data to avoid overfitting.</text:span></text:p>
      <text:p text:style-name="P34"/>
      <text:p text:style-name="P34"/>
      <text:p text:style-name="P22">500 clips, same model</text:p>
      <text:p text:style-name="P35"/>
      <text:p text:style-name="P35">Saving clips to file so I can stream them through the NN, seems slower but memory usage is way lower</text:p>
      <text:p text:style-name="P32"/>
      <text:p text:style-name="P32"><draw:frame draw:style-name="fr2" draw:name="Image6" text:anchor-type="paragraph" svg:width="4.8752in" svg:height="3.5311in" draw:z-index="5"><draw:image xlink:href="Pictures/10000000000001D400000153D77F4071EC2AAD9C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Still plateaus on verification error, but around 0.03 instead of 0.04</text:p>
      <text:p text:style-name="P36"/>
      <text:p text:style-name="P36">Pretty good audio quality on round trip – significant reduction in noise on clip 10, no fuzz</text:p>
      <text:p text:style-name="P36"/>
      <text:p text:style-name="P36"/>
      <text:p text:style-name="P23">Switch to Lrelu for real</text:p>
      <text:p text:style-name="P37">There was a warning about how I was setting the lrelu activation – fixing it seems to have made error higher?</text:p>
      <text:p text:style-name="P37"/>
      <text:p text:style-name="P39">Ran a bunch of tests, get around 0.035 error, audio quality is good, some noise reduction, but not great.</text:p>
      <text:p text:style-name="P38"/>
      <text:p text:style-name="P24">Exploring architectures</text:p>
      <text:p text:style-name="P39"/>
      <text:p text:style-name="P42"><text:span text:style-name="T7">Trying some architecture ideas from </text:span><text:a xlink:type="simple" xlink:href="../../../Downloads/Monoaural_Audio_Source_Separation_Using_Deep_Convo.pdf" text:style-name="Internet_20_link" text:visited-style-name="Visited_20_Internet_20_Link">file:///C:/Users/Dave/Downloads/Monoaural_Audio_Source_Separation_Using_Deep_Convo.pdf</text:a> <text:s/></text:p>
      <text:p text:style-name="P42"/>
      <text:p text:style-name="P44">Vertical and then horizontal convolutions, fewer layers<text:tab/></text:p>
      <text:p text:style-name="P44"/>
      <text:p text:style-name="P45">Training on 200 clips </text:p>
      <text:p text:style-name="P44"><draw:frame draw:style-name="fr1" draw:name="Image7" text:anchor-type="paragraph" svg:width="4.7398in" svg:height="3.5209in" draw:z-index="6"><draw:image xlink:href="Pictures/10000000000001C7000001522757F5E9ED1A445C.png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Seems to be over fitting, but training error is around 0.025 which is lowest I’ve ever seen</text:p>
      <text:p text:style-name="P45"/>
      <text:p text:style-name="P45">Trying again with 500 clips</text:p>
      <text:p text:style-name="P45"/>
      <text:p text:style-name="P45"/>
      <text:p text:style-name="P46">Experimented with regularizers – added kernel_regularizer=regularizers.l2(L2Reg) to every layer with weights</text:p>
      <text:p text:style-name="P46">Didn’t work as well – audio quality wasn’t great<text:line-break/>Tried L2Reg very small – 0.0001 <text:s/>still not good</text:p>
      <text:p text:style-name="P46"/>
      <text:p text:style-name="P46">Also, big spikes in errors. <text:s/></text:p>
      <text:p text:style-name="P46"/>
      <text:p text:style-name="P47">Turned L2Reg to zero and no spikes, plus good results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7874in" fo:margin-bottom="0.7874in" fo:margin-left="0.5311in" fo:margin-right="0.34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4T21:14:14.930000000</dc:date>
    <meta:editing-duration>P3DT13H13M49S</meta:editing-duration>
    <meta:editing-cycles>21</meta:editing-cycles>
    <meta:generator>LibreOffice/5.2.2.2$Windows_X86_64 LibreOffice_project/8f96e87c890bf8fa77463cd4b640a2312823f3ad</meta:generator>
    <meta:document-statistic meta:table-count="0" meta:image-count="7" meta:object-count="0" meta:page-count="8" meta:paragraph-count="180" meta:word-count="1007" meta:character-count="14711" meta:non-whitespace-character-count="11475"/>
  </office:meta>
</office:document-meta>
</file>